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100000033FD7D089E.png"/>
  <manifest:file-entry manifest:media-type="image/png" manifest:full-path="Pictures/1000000000000031000000160DDC1BF3.png"/>
  <manifest:file-entry manifest:media-type="image/png" manifest:full-path="Pictures/10000000000000330000001BF52AD0F6.png"/>
  <manifest:file-entry manifest:media-type="image/png" manifest:full-path="Pictures/10000000000000AC0000001EF7F0B3E4.png"/>
  <manifest:file-entry manifest:media-type="image/png" manifest:full-path="Pictures/10000000000000A90000001B28C7380E.png"/>
  <manifest:file-entry manifest:media-type="image/png" manifest:full-path="Pictures/100000000000008400000018DF88A7CC.png"/>
  <manifest:file-entry manifest:media-type="image/png" manifest:full-path="Pictures/100000000000009B0000001D9FE72742.png"/>
  <manifest:file-entry manifest:media-type="image/png" manifest:full-path="Pictures/100000000000001A0000001F773FAC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MI10" svg:font-family="CMMI10"/>
    <style:font-face style:name="CMMI12" svg:font-family="CMMI12"/>
    <style:font-face style:name="CMMI8" svg:font-family="CMMI8"/>
    <style:font-face style:name="CMR10" svg:font-family="CMR10"/>
    <style:font-face style:name="CMR12" svg:font-family="CMR12"/>
    <style:font-face style:name="CMR17" svg:font-family="CMR17"/>
    <style:font-face style:name="CMR8" svg:font-family="CMR8"/>
    <style:font-face style:name="CMSY10" svg:font-family="CMSY10"/>
    <style:font-face style:name="MathJax Main" svg:font-family="'MathJax Main'"/>
    <style:font-face style:name="MathJax Math" svg:font-family="'MathJax Math'"/>
    <style:font-face style:name="OpenSymbol" svg:font-family="OpenSymbol"/>
    <style:font-face style:name="Tahoma1" svg:font-family="Tahoma"/>
    <style:font-face style:name="TeamViewer14" svg:font-family="TeamViewer14" style:font-family-generic="decorative" style:font-pitch="variable"/>
    <style:font-face style:name="Adobe Arabic" svg:font-family="'Adobe Arabic'" style:font-family-generic="roman" style:font-pitch="variable"/>
    <style:font-face style:name="Adobe Hebrew" svg:font-family="'Adobe Hebr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Times New Roman" fo:font-size="18pt" style:font-name-asian="CMR17" style:font-size-asian="18pt" style:font-name-complex="CMR17" style:font-size-complex="18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" fo:font-size="16pt" fo:font-weight="bold" style:font-name-asian="CMR17" style:font-size-asian="16pt" style:font-weight-asian="bold" style:font-name-complex="CMR17" style:font-size-complex="16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 New Roman" fo:font-size="16pt" fo:language="en" fo:country="US" fo:font-weight="normal" style:font-name-asian="CMR17" style:font-size-asian="16pt" style:font-weight-asian="normal" style:font-name-complex="CMR17" style:font-size-complex="16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 New Roman" fo:font-size="14pt" fo:font-style="italic" fo:font-weight="normal" style:font-name-asian="CMR17" style:font-size-asian="14pt" style:font-style-asian="italic" style:font-weight-asian="normal" style:font-name-complex="CMR17" style:font-size-complex="14pt" style:font-style-complex="italic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Times New Roman" fo:font-size="14pt" fo:font-weight="normal" style:font-name-asian="CMR17" style:font-size-asian="14pt" style:font-weight-asian="normal" style:font-name-complex="CMR17" style:font-size-complex="14pt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 New Roman" fo:font-size="20pt" fo:font-weight="normal" style:font-name-asian="CMR17" style:font-size-asian="20pt" style:font-weight-asian="normal" style:font-name-complex="CMR17" style:font-size-complex="20pt" style:font-weight-complex="normal"/>
    </style:style>
    <style:style style:name="P7" style:family="paragraph" style:parent-style-name="Standard" style:list-style-name="L6">
      <style:paragraph-properties fo:text-align="start" style:justify-single-word="false" style:text-autospace="none"/>
      <style:text-properties style:font-name="Times New Roman" fo:font-size="15pt" fo:language="en" fo:country="US" fo:font-weight="normal" style:font-name-asian="CMR17" style:font-size-asian="15pt" style:font-weight-asian="normal" style:font-name-complex="CMR17" style:font-size-complex="15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 New Roman" fo:font-size="15pt" fo:font-weight="normal" style:font-name-asian="CMR17" style:font-size-asian="15pt" style:font-weight-asian="normal" style:font-name-complex="CMR17" style:font-size-complex="15pt" style:font-weight-complex="normal"/>
    </style:style>
    <style:style style:name="P9" style:family="paragraph" style:parent-style-name="Standard" style:list-style-name="L6">
      <style:paragraph-properties fo:text-align="start" style:justify-single-word="false" style:text-autospace="none"/>
      <style:text-properties style:font-name="Times New Roman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 New Roman"/>
    </style:style>
    <style:style style:name="P11" style:family="paragraph" style:parent-style-name="Standard" style:list-style-name="L6">
      <style:paragraph-properties fo:text-align="start" style:justify-single-word="false" style:text-autospace="none"/>
      <style:text-properties style:font-name="Times New Roman" fo:font-size="13pt" fo:language="en" fo:country="US" fo:font-weight="normal" style:font-name-asian="CMR17" style:font-size-asian="13pt" style:font-weight-asian="normal" style:font-name-complex="CMR17" style:font-size-complex="13pt" style:font-weight-complex="normal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3pt" fo:language="en" fo:country="US" style:font-name-asian="CMR10" style:font-size-asian="13pt" style:font-name-complex="CMR10" style:font-size-complex="13pt"/>
    </style:style>
    <style:style style:name="P13" style:family="paragraph" style:parent-style-name="Standard" style:list-style-name="L7">
      <style:paragraph-properties fo:text-align="start" style:justify-single-word="false" style:text-autospace="none"/>
      <style:text-properties style:font-name="Times New Roman" fo:font-size="13pt" fo:language="en" fo:country="US" style:font-name-asian="CMR10" style:font-size-asian="13pt" style:font-name-complex="CMR10" style:font-size-complex="13pt"/>
    </style:style>
    <style:style style:name="P14" style:family="paragraph" style:parent-style-name="Standard" style:list-style-name="L6">
      <style:paragraph-properties fo:text-align="start" style:justify-single-word="false" style:text-autospace="none"/>
      <style:text-properties style:font-name="Times New Roman" fo:font-size="13pt" style:font-name-asian="CMR17" style:font-size-asian="13pt" style:font-name-complex="CMR17" style:font-size-complex="13pt"/>
    </style:style>
    <style:style style:name="P15" style:family="paragraph" style:parent-style-name="Standard" style:list-style-name="L6">
      <style:paragraph-properties fo:text-align="start" style:justify-single-word="false" style:text-autospace="none"/>
      <style:text-properties style:font-name="Times New Roman" fo:font-size="13pt" style:font-size-asian="13pt" style:font-size-complex="13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Times New Roman" fo:font-size="13pt" style:font-size-asian="13pt" style:font-size-complex="13pt"/>
    </style:style>
    <style:style style:name="P17" style:family="paragraph" style:parent-style-name="Standard" style:list-style-name="L4">
      <style:paragraph-properties fo:text-align="start" style:justify-single-word="false" style:text-autospace="none"/>
      <style:text-properties style:font-name="Times New Roman" fo:font-size="13pt" style:font-size-asian="13pt" style:font-size-complex="13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Times New Roman" fo:font-size="13pt" fo:font-weight="normal" style:font-name-asian="CMR17" style:font-size-asian="13pt" style:font-weight-asian="normal" style:font-name-complex="CMR17" style:font-size-complex="13pt" style:font-weight-complex="normal"/>
    </style:style>
    <style:style style:name="P19" style:family="paragraph" style:parent-style-name="Standard" style:list-style-name="">
      <style:paragraph-properties style:text-autospace="none"/>
      <style:text-properties style:font-name="Times New Roman" fo:font-size="13pt" style:font-name-asian="CMR10" style:font-size-asian="13pt" style:font-name-complex="CMR10" style:font-size-complex="13pt"/>
    </style:style>
    <style:style style:name="P20" style:family="paragraph" style:parent-style-name="Standard">
      <style:paragraph-properties fo:text-align="end" style:justify-single-word="false" style:text-autospace="none"/>
      <style:text-properties style:font-name="Times New Roman" fo:font-size="13pt" fo:font-style="italic" fo:font-weight="normal" style:font-name-asian="CMR17" style:font-size-asian="13pt" style:font-style-asian="italic" style:font-weight-asian="normal" style:font-name-complex="CMR17" style:font-size-complex="13pt" style:font-style-complex="italic" style:font-weight-complex="normal"/>
    </style:style>
    <style:style style:name="P21" style:family="paragraph" style:parent-style-name="Standard">
      <style:paragraph-properties fo:text-align="start" style:justify-single-word="false" fo:break-before="page" style:text-autospace="none"/>
      <style:text-properties style:font-name="Times New Roman" fo:font-size="13pt" fo:font-weight="normal" style:font-name-asian="CMR17" style:font-size-asian="13pt" style:font-weight-asian="normal" style:font-name-complex="CMR17" style:font-size-complex="13pt" style:font-weight-complex="normal"/>
    </style:style>
    <style:style style:name="P22" style:family="paragraph" style:parent-style-name="Standard">
      <style:paragraph-properties fo:text-align="end" style:justify-single-word="false" fo:break-before="page" style:text-autospace="none"/>
      <style:text-properties style:font-name="Times New Roman" fo:font-size="13pt" fo:font-style="italic" style:text-underline-style="solid" style:text-underline-width="auto" style:text-underline-color="font-color" fo:font-weight="normal" style:font-name-asian="CMR17" style:font-size-asian="13pt" style:font-style-asian="italic" style:font-weight-asian="normal" style:font-name-complex="CMR17" style:font-size-complex="13pt" style:font-style-complex="italic" style:font-weight-complex="normal"/>
    </style:style>
    <style:style style:name="T1" style:family="text">
      <style:text-properties style:font-name="Adobe Arabic" fo:font-size="18pt" fo:language="en" fo:country="US" fo:font-weight="normal" style:font-name-asian="CMR17" style:font-size-asian="18pt" style:font-weight-asian="normal" style:font-name-complex="CMR17" style:font-size-complex="18pt" style:font-weight-complex="normal"/>
    </style:style>
    <style:style style:name="T2" style:family="text">
      <style:text-properties fo:language="el" fo:country="GR"/>
    </style:style>
    <style:style style:name="T3" style:family="text">
      <style:text-properties fo:language="el" fo:country="GR" style:font-name-asian="CMMI12" style:font-name-complex="CMMI12"/>
    </style:style>
    <style:style style:name="T4" style:family="text">
      <style:text-properties fo:language="el" fo:country="GR" style:font-name-asian="CMR8" style:font-name-complex="CMR8"/>
    </style:style>
    <style:style style:name="T5" style:family="text">
      <style:text-properties fo:language="el" fo:country="GR" style:font-name-asian="CMR12" style:font-name-complex="CMR12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style:font-name-asian="CMR17" style:font-weight-asian="normal" style:font-name-complex="CMR17" style:font-weight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style:font-name-asian="CMR17" style:font-weight-asian="bold" style:font-name-complex="CMR17" style:font-weight-complex="bold"/>
    </style:style>
    <style:style style:name="T12" style:family="text">
      <style:text-properties fo:language="en" fo:country="US" style:font-name-asian="CMR12" style:font-name-complex="CMR12"/>
    </style:style>
    <style:style style:name="T13" style:family="text">
      <style:text-properties fo:language="en" fo:country="US" style:font-name-asian="CMR8" style:font-name-complex="CMR8"/>
    </style:style>
    <style:style style:name="T14" style:family="text">
      <style:text-properties fo:language="en" fo:country="US" style:font-name-asian="CMSY10" style:font-name-complex="CMSY10"/>
    </style:style>
    <style:style style:name="T15" style:family="text">
      <style:text-properties fo:language="en" fo:country="US" style:font-name-asian="CMMI10" style:font-name-complex="CMMI10"/>
    </style:style>
    <style:style style:name="T16" style:family="text">
      <style:text-properties fo:language="en" fo:country="US" style:font-name-asian="CMSY10" style:font-name-complex="CMSY10"/>
    </style:style>
    <style:style style:name="T17" style:family="text">
      <style:text-properties fo:font-size="15pt" fo:language="en" fo:country="US" fo:font-weight="normal" style:font-name-asian="CMR12" style:font-size-asian="15pt" style:font-weight-asian="normal" style:font-name-complex="CMR12" style:font-size-complex="15pt" style:font-weight-complex="normal"/>
    </style:style>
    <style:style style:name="T18" style:family="text">
      <style:text-properties fo:font-size="15pt" fo:font-weight="normal" style:font-name-asian="CMR17" style:font-size-asian="15pt" style:font-weight-asian="normal" style:font-name-complex="CMR17" style:font-size-complex="15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weight="normal" style:font-name-asian="CMR17" style:font-weight-asian="normal" style:font-name-complex="CMR17" style:font-weight-complex="normal"/>
    </style:style>
    <style:style style:name="T22" style:family="text">
      <style:text-properties style:font-name-asian="CMMI12" style:font-name-complex="CMMI12"/>
    </style:style>
    <style:style style:name="T23" style:family="text">
      <style:text-properties style:font-name-asian="CMR8" style:font-name-complex="CMR8"/>
    </style:style>
    <style:style style:name="T24" style:family="text">
      <style:text-properties style:font-name-asian="CMSY10" style:font-name-complex="CMSY10"/>
    </style:style>
    <style:style style:name="T25" style:family="text">
      <style:text-properties style:font-name-asian="CMMI8" style:font-name-complex="CMMI8"/>
    </style:style>
    <style:style style:name="T26" style:family="text">
      <style:text-properties style:font-name-asian="CMR12" style:font-name-complex="CMR12"/>
    </style:style>
    <style:style style:name="T27" style:family="text">
      <style:text-properties fo:font-size="13pt" fo:language="en" fo:country="US" style:font-size-asian="13pt" style:font-size-complex="13pt"/>
    </style:style>
    <style:style style:name="T28" style:family="text">
      <style:text-properties style:font-name-asian="CMMI10" style:font-name-complex="CMMI10"/>
    </style:style>
    <style:style style:name="T29" style:family="text">
      <style:text-properties style:font-name-asian="CMSY10" style:font-name-complex="CMSY1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ic Operation Research <text:span text:style-name="T6">~ </text:span><text:span text:style-name="T7">Fall 2019</text:span></text:p>
      <text:p text:style-name="P2">Homework 1</text:p>
      <text:p text:style-name="P3"><text:span text:style-name="T19">Instructor: Anna Karasoulou</text:span></text:p>
      <text:p text:style-name="P3"><text:span text:style-name="T19"/></text:p>
      <text:p text:style-name="P4"><text:span text:style-name="T2">Team Member</text:span>s:</text:p>
      <text:p text:style-name="P5">Alexandris Demetrios <text:s text:c="2"/>1115201400006</text:p>
      <text:p text:style-name="P5"><text:span text:style-name="T6">Vlachou Melina Maria</text:span> <text:s/>1115201<text:span text:style-name="T2">500017</text:span></text:p>
      <text:p text:style-name="P5">Konstantinos Koukakis 1115201400289</text:p>
      <text:p text:style-name="P6"/>
      <text:p text:style-name="P5"><text:s/>⊂ ⊆ ⊄ ∪ ∈ ∩</text:p>
      <text:list xml:id="list8202711178806697323" text:style-name="L6">
        <text:list-item>
          <text:p text:style-name="P7"><draw:frame draw:style-name="fr1" draw:name="graphics8" text:anchor-type="paragraph" svg:x="0.3437in" svg:y="0.052in" svg:width="6.4425in" svg:height="0.4555in" draw:z-index="7"><draw:image xlink:href="Pictures/10000000000002D100000033FD7D089E.png" xlink:type="simple" xlink:show="embed" xlink:actuate="onLoad"/></draw:frame></text:p>
          <text:p text:style-name="P7"/>
          <text:p text:style-name="P7"/>
          <text:p text:style-name="P11">This is readily shown by induction from the definition of convex set. We illustrate the idea </text:p>
          <text:p text:style-name="P14"><text:span text:style-name="T7">k = 3, leav</text:span><text:span text:style-name="T26">ing the general case to the reader. Suppose that </text:span><text:span text:style-name="T22">x</text:span><text:span text:style-name="T23">1</text:span><text:span text:style-name="T22">, x</text:span><text:span text:style-name="T23">2</text:span><text:span text:style-name="T22">, x</text:span><text:span text:style-name="T23">3 </text:span><text:span text:style-name="T24">∈ </text:span><text:span text:style-name="T22">C</text:span><text:span text:style-name="T26">, </text:span></text:p>
          <text:p text:style-name="P14"><text:span text:style-name="T26">and </text:span><text:span text:style-name="T22"/><text:span text:style-name="T3">θ</text:span><text:span text:style-name="T23">1 </text:span><text:span text:style-name="T26">+ </text:span><text:span text:style-name="T22"/><text:span text:style-name="T3">θ</text:span><text:span text:style-name="T23">2 </text:span><text:span text:style-name="T26">+ </text:span><text:span text:style-name="T5">θ</text:span><text:span text:style-name="T22"/><text:span text:style-name="T23">3 </text:span><text:span text:style-name="T26">= 1 with </text:span><text:span text:style-name="T22"/><text:span text:style-name="T3">θ</text:span><text:span text:style-name="T4">1</text:span><text:span text:style-name="T22">, </text:span><text:span text:style-name="T3">θ</text:span><text:span text:style-name="T22"/><text:span text:style-name="T23">2</text:span><text:span text:style-name="T22">, </text:span><text:span text:style-name="T3">θ</text:span><text:span text:style-name="T22"/><text:span text:style-name="T23">3 </text:span><text:span text:style-name="T24">≥ </text:span><text:span text:style-name="T26">0. We will show that </text:span><text:span text:style-name="T22">y </text:span><text:span text:style-name="T26">= </text:span><text:span text:style-name="T3">θ</text:span><text:span text:style-name="T4">1</text:span><text:span text:style-name="T3">x</text:span><text:span text:style-name="T4">1</text:span><text:span text:style-name="T23"> </text:span><text:span text:style-name="T26">+ </text:span><text:span text:style-name="T5">θ</text:span><text:span text:style-name="T22"/><text:span text:style-name="T23">2</text:span><text:span text:style-name="T22">x</text:span><text:span text:style-name="T23">2 </text:span><text:span text:style-name="T26">+ </text:span><text:span text:style-name="T3">θ</text:span><text:span text:style-name="T4">3</text:span><text:span text:style-name="T3">x</text:span><text:span text:style-name="T4">3</text:span><text:span text:style-name="T23"> </text:span><text:span text:style-name="T24">∈ </text:span><text:span text:style-name="T22">C</text:span><text:span text:style-name="T26">. At least one of the </text:span><text:span text:style-name="T22"/><text:span text:style-name="T25">i </text:span><text:span text:style-name="T26">is not equal to one, without loss of generality we can assume that </text:span><text:span text:style-name="T22"/><text:span text:style-name="T3">θ</text:span><text:span text:style-name="T13">1 != </text:span><text:span text:style-name="T26"><text:s/>1. </text:span><text:span text:style-name="T12">Then we can write <text:s/>y = </text:span><text:span text:style-name="T5">θ</text:span><text:span text:style-name="T12">1x1 + (1-</text:span><text:span text:style-name="T5">θ</text:span><text:span text:style-name="T12">1) (</text:span><text:span text:style-name="T5">μ</text:span><text:span text:style-name="T12">2x2 + </text:span><text:span text:style-name="T5">μ</text:span><text:span text:style-name="T12">3x3)</text:span></text:p>
          <text:p text:style-name="P14"><text:span text:style-name="T12">where </text:span><text:span text:style-name="T5">μ</text:span><text:span text:style-name="T12">2 = a2/(1-a1) and </text:span><text:span text:style-name="T5">μ</text:span><text:span text:style-name="T12">3 = </text:span><text:span text:style-name="T5">θ</text:span><text:span text:style-name="T12">3/(1-</text:span><text:span text:style-name="T5">θ</text:span><text:span text:style-name="T12">1). Note that b2,b3 </text:span><text:span text:style-name="T14">≥ </text:span><text:span text:style-name="T12">0 and</text:span></text:p>
          <text:p text:style-name="P14"><text:span text:style-name="T5">μ</text:span><text:span text:style-name="T12">2 + </text:span><text:span text:style-name="T5">μ</text:span><text:span text:style-name="T12">3 = (</text:span><text:span text:style-name="T5">θ</text:span><text:span text:style-name="T12">2+ </text:span><text:span text:style-name="T5">θ</text:span><text:span text:style-name="T12">3) / (1-</text:span><text:span text:style-name="T5">θ</text:span><text:span text:style-name="T12">1) = (1</text:span><text:span text:style-name="T5">-θ1)/(1-θ1)</text:span><text:span text:style-name="T12"> = 1.</text:span></text:p>
          <text:p text:style-name="P15"><text:span text:style-name="T12">Since C is convex and x2, x3 </text:span><text:span text:style-name="T8">∈ </text:span><text:span text:style-name="T12"><text:s/>C, we conclude that </text:span><text:span text:style-name="T5">μ</text:span><text:span text:style-name="T12">2x2 + </text:span><text:span text:style-name="T5">μ</text:span><text:span text:style-name="T12">3x3 </text:span><text:span text:style-name="T8">∈ <text:s/></text:span><text:span text:style-name="T12">C. Since this point and x1 are in C, y </text:span><text:span text:style-name="T8">∈ </text:span><text:span text:style-name="T12"><text:s/>C.</text:span></text:p>
          <text:p text:style-name="P9"><text:span text:style-name="T17"/></text:p>
        </text:list-item>
        <text:list-item>
          <text:p text:style-name="P15"><text:span text:style-name="T21">Show that a set is convex if and only if its interesection with any line is convex.</text:span></text:p>
        </text:list-item>
      </text:list>
      <text:p text:style-name="P8"><text:tab/></text:p>
      <text:p text:style-name="P8"><text:span text:style-name="T6"><text:tab/></text:span><text:span text:style-name="T27">Let L be an arbitrary line.</text:span></text:p>
      <text:p text:style-name="P18"><text:span text:style-name="T6"><text:tab/></text:span><text:span text:style-name="T10">For =&gt;:</text:span></text:p>
      <text:p text:style-name="P16"><text:span text:style-name="T8"><text:tab/></text:span><text:span text:style-name="T11">Case 1</text:span><text:span text:style-name="T8">: </text:span><text:span text:style-name="T11">C</text:span><text:span text:style-name="T8"> ∩ <text:s/></text:span><text:span text:style-name="T11">L</text:span><text:span text:style-name="T8"> <text:s/>= </text:span><text:bookmark text:name="MathJax-Element-7-Frame"/><text:bookmark text:name="MathJax-Span-24"/><text:bookmark text:name="MathJax-Span-25"/><text:bookmark text:name="MathJax-Span-30"/><text:span text:style-name="T6">∅ </text:span></text:p>
      <text:p text:style-name="P18"><text:span text:style-name="T6"><text:tab/>This is convex by definition</text:span></text:p>
      <text:p text:style-name="P16"><text:span text:style-name="T8"><text:tab/></text:span><text:span text:style-name="T11">Case 2:</text:span><text:span text:style-name="T8"> </text:span><text:span text:style-name="T11">C</text:span><text:span text:style-name="T8"> ∩ <text:s/></text:span><text:span text:style-name="T11">L </text:span><text:span text:style-name="T8"><text:s/>!= </text:span><text:bookmark text:name="MathJax-Element-7-Frame1"/><text:bookmark text:name="MathJax-Span-241"/><text:bookmark text:name="MathJax-Span-251"/><text:bookmark text:name="MathJax-Span-301"/><text:span text:style-name="T6">∅ </text:span></text:p>
      <text:p text:style-name="P18"><text:span text:style-name="T6"><text:tab/>x,y ∈ </text:span><text:span text:style-name="T10"><text:s/>C</text:span><text:span text:style-name="T6"> and x,y ∈ <text:s/></text:span><text:span text:style-name="T10">L </text:span><text:span text:style-name="T6">=&gt; ax + (1- a</text:span><text:span text:style-name="T2">)</text:span><text:span text:style-name="T6">y ∈ <text:s/></text:span><text:span text:style-name="T10">C </text:span><text:span text:style-name="T6">(by assumption) for a ∈ <text:s/>[0,1]</text:span></text:p>
      <text:p text:style-name="P18"><text:span text:style-name="T6"><text:tab/>Also, ax + (1-a)y lies on the line segment between x,y, which is in L.</text:span></text:p>
      <text:p text:style-name="P18"><text:span text:style-name="T6"/></text:p>
      <text:p text:style-name="P18"><text:span text:style-name="T6"><text:tab/></text:span><text:span text:style-name="T10">For &lt;=:</text:span></text:p>
      <text:p text:style-name="P18"><text:span text:style-name="T6"><text:tab/>Let x,y ∈ </text:span><text:span text:style-name="T10">C</text:span> and let a ∈ [0,1]. We wish to prove ax + (1-a)y ∈ <text:span text:style-name="T10">C</text:span><text:span text:style-name="T6">.</text:span></text:p>
      <text:p text:style-name="P18"><text:span text:style-name="T6"><text:tab/>Let L be the line through x and y.</text:span></text:p>
      <text:p text:style-name="P18"><text:span text:style-name="T6"><text:tab/>x and y are in </text:span><text:span text:style-name="T10">C</text:span><text:span text:style-name="T6">∩ </text:span><text:span text:style-name="T10">L</text:span><text:span text:style-name="T6">. By convexity of </text:span><text:span text:style-name="T10">C</text:span><text:span text:style-name="T6">∩ </text:span><text:span text:style-name="T10">L</text:span><text:span text:style-name="T6">, we have that x + (1-a)y ∈ <text:s/></text:span><text:span text:style-name="T10">C</text:span><text:span text:style-name="T6">∩ </text:span><text:span text:style-name="T10">L</text:span><text:span text:style-name="T6"> and <text:tab/>hence<text:tab/>clearly x + (1-a)y ∈ </text:span><text:span text:style-name="T10">C</text:span></text:p>
      <text:p text:style-name="P18"/>
      <text:p text:style-name="P8"/>
      <text:p text:style-name="P10"><text:span text:style-name="T18"/></text:p>
      <text:list xml:id="list7245322602221047017" text:style-name="L4">
        <text:list-item>
          <text:p text:style-name="P17"><text:span text:style-name="T21">Show that a set is affine if </text:span><text:span text:style-name="T8">and only i</text:span><text:span text:style-name="T21">f its interesection with any line is affine.</text:span></text:p>
        </text:list-item>
      </text:list>
      <text:p text:style-name="P18"/>
      <text:p text:style-name="P18"><text:tab/>Let <text:span text:style-name="T6">(S</text:span><text:span text:style-name="T9">i</text:span><text:span text:style-name="T6">)</text:span> be a <text:span text:style-name="T6">convex set for</text:span><text:span text:style-name="T9"> i</text:span><text:span text:style-name="T6">=1,2, … , n</text:span>. <text:s/></text:p>
      <text:p text:style-name="P18"><text:soft-page-break/></text:p>
      <text:p text:style-name="P18"><draw:frame draw:style-name="fr1" draw:name="graphics1" text:anchor-type="paragraph" svg:x="1.1807in" svg:y="-0.0236in" svg:width="1.7917in" svg:height="0.3126in" draw:z-index="1"><draw:image xlink:href="Pictures/10000000000000AC0000001EF7F0B3E4.png" xlink:type="simple" xlink:show="embed" xlink:actuate="onLoad"/></draw:frame><text:tab/><text:span text:style-name="T6">For any </text:span><text:s text:c="45"/><text:span text:style-name="T6">we have:</text:span></text:p>
      <text:p text:style-name="P18"><draw:frame draw:style-name="fr1" draw:name="graphics2" text:anchor-type="paragraph" svg:x="0.789in" svg:y="0.1772in" svg:width="1.6146in" svg:height="0.302in" draw:z-index="0"><draw:image xlink:href="Pictures/100000000000009B0000001D9FE72742.png" xlink:type="simple" xlink:show="embed" xlink:actuate="onLoad"/></draw:frame><text:span text:style-name="T6"/></text:p>
      <text:p text:style-name="P18"><draw:frame draw:style-name="fr1" draw:name="graphics3" text:anchor-type="paragraph" svg:x="2.8201in" svg:y="0in" svg:width="0.5102in" svg:height="0.2291in" draw:z-index="2"><draw:image xlink:href="Pictures/1000000000000031000000160DDC1BF3.png" xlink:type="simple" xlink:show="embed" xlink:actuate="onLoad"/></draw:frame><draw:frame draw:style-name="fr1" draw:name="graphics4" text:anchor-type="paragraph" svg:x="3.9917in" svg:y="0.0035in" svg:width="1.3752in" svg:height="0.25in" draw:z-index="3"><draw:image xlink:href="Pictures/100000000000008400000018DF88A7CC.png" xlink:type="simple" xlink:show="embed" xlink:actuate="onLoad"/></draw:frame><text:span text:style-name="T6"><text:tab/>For <text:s text:c="37"/>and <text:s text:c="14"/>implies <text:s text:c="34"/></text:span></text:p>
      <text:p text:style-name="P18"><draw:frame draw:style-name="fr1" draw:name="graphics5" text:anchor-type="paragraph" svg:x="1.4811in" svg:y="0.1354in" svg:width="0.2709in" svg:height="0.3228in" draw:z-index="4"><draw:image xlink:href="Pictures/100000000000001A0000001F773FAC47.png" xlink:type="simple" xlink:show="embed" xlink:actuate="onLoad"/></draw:frame><text:span text:style-name="T6"><text:tab/></text:span></text:p>
      <text:p text:style-name="P18"><text:span text:style-name="T6"><text:tab/>by convexity of</text:span></text:p>
      <text:p text:style-name="P18"/>
      <text:p text:style-name="P18"><draw:frame draw:style-name="fr1" draw:name="graphics6" text:anchor-type="paragraph" svg:x="1.0283in" svg:y="0in" svg:width="1.7602in" svg:height="0.2811in" draw:z-index="5"><draw:image xlink:href="Pictures/10000000000000A90000001B28C7380E.png" xlink:type="simple" xlink:show="embed" xlink:actuate="onLoad"/></draw:frame><draw:frame draw:style-name="fr1" draw:name="graphics7" text:anchor-type="paragraph" svg:x="3.5909in" svg:y="0in" svg:width="0.5311in" svg:height="0.2811in" draw:z-index="6"><draw:image xlink:href="Pictures/10000000000000330000001BF52AD0F6.png" xlink:type="simple" xlink:show="embed" xlink:actuate="onLoad"/></draw:frame><text:tab/><text:span text:style-name="T6">Hence <text:s text:c="41"/>Therefore <text:s text:c="13"/>is convex.</text:span></text:p>
      <text:p text:style-name="P18"><text:span text:style-name="T6"/></text:p>
      <text:p text:style-name="P18"><text:span text:style-name="T6"/></text:p>
      <text:list xml:id="list4235416354313038648" text:style-name="L7">
        <text:list-item>
          <text:p text:style-name="P13">(4)</text:p>
        </text:list-item>
      </text:list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21"><text:span text:style-name="T6"/></text:p>
      <text:p text:style-name="P22">My Glossary</text:p>
      <text:p text:style-name="P20">iff = if and only if</text:p>
      <text:p text:style-name="P20">convex(x) = x is conv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MI10" svg:font-family="CMMI10"/>
    <style:font-face style:name="CMMI12" svg:font-family="CMMI12"/>
    <style:font-face style:name="CMMI8" svg:font-family="CMMI8"/>
    <style:font-face style:name="CMR10" svg:font-family="CMR10"/>
    <style:font-face style:name="CMR12" svg:font-family="CMR12"/>
    <style:font-face style:name="CMR17" svg:font-family="CMR17"/>
    <style:font-face style:name="CMR8" svg:font-family="CMR8"/>
    <style:font-face style:name="CMSY10" svg:font-family="CMSY10"/>
    <style:font-face style:name="MathJax Main" svg:font-family="'MathJax Main'"/>
    <style:font-face style:name="MathJax Math" svg:font-family="'MathJax Math'"/>
    <style:font-face style:name="OpenSymbol" svg:font-family="OpenSymbol"/>
    <style:font-face style:name="Tahoma1" svg:font-family="Tahoma"/>
    <style:font-face style:name="TeamViewer14" svg:font-family="TeamViewer14" style:font-family-generic="decorative" style:font-pitch="variable"/>
    <style:font-face style:name="Adobe Arabic" svg:font-family="'Adobe Arabic'" style:font-family-generic="roman" style:font-pitch="variable"/>
    <style:font-face style:name="Adobe Hebrew" svg:font-family="'Adobe Hebr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36M56S</meta:editing-duration>
    <meta:editing-cycles>13</meta:editing-cycles>
    <meta:generator>OpenOffice/4.1.2$Win32 OpenOffice.org_project/412m3$Build-9782</meta:generator>
    <dc:date>2019-10-15T22:17:59.98</dc:date>
    <meta:document-statistic meta:table-count="0" meta:image-count="8" meta:object-count="0" meta:page-count="4" meta:paragraph-count="38" meta:word-count="392" meta:character-count="1858"/>
    <meta:user-defined meta:name="Info 1"/>
    <meta:user-defined meta:name="Info 2"/>
    <meta:user-defined meta:name="Info 3"/>
    <meta:user-defined meta:name="Info 4"/>
  </office:meta>
</office:document-meta>
</file>